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Header">
      <style:paragraph-properties fo:text-align="end" style:justify-single-word="false"/>
      <style:text-properties style:font-name="Nimbus Roman"/>
    </style:style>
    <style:style style:name="P2" style:family="paragraph" style:parent-style-name="Standard">
      <style:paragraph-properties fo:line-height="200%"/>
      <style:text-properties style:font-name="Nimbus Roman" officeooo:rsid="0003b496" officeooo:paragraph-rsid="0003b496"/>
    </style:style>
    <style:style style:name="P3" style:family="paragraph" style:parent-style-name="Standard">
      <style:paragraph-properties fo:line-height="200%" fo:text-align="center" style:justify-single-word="false"/>
      <style:text-properties style:font-name="Nimbus Roman" officeooo:rsid="0003b496" officeooo:paragraph-rsid="0003b496"/>
    </style:style>
    <style:style style:name="P4" style:family="paragraph" style:parent-style-name="Standard">
      <style:paragraph-properties fo:line-height="200%" fo:text-align="start" style:justify-single-word="false"/>
      <style:text-properties style:font-name="Nimbus Roman" fo:font-weight="bold" officeooo:rsid="0003f452" officeooo:paragraph-rsid="0003f452" style:font-weight-asian="bold" style:font-weight-complex="bold"/>
    </style:style>
    <style:style style:name="P5" style:family="paragraph" style:parent-style-name="Standard">
      <style:paragraph-properties fo:line-height="200%" fo:text-align="start" style:justify-single-word="false" fo:break-before="page"/>
      <style:text-properties style:font-name="Nimbus Roman" fo:font-weight="bold" officeooo:rsid="0003f452" officeooo:paragraph-rsid="0003f452" style:font-weight-asian="bold" style:font-weight-complex="bold"/>
    </style:style>
    <style:style style:name="P6" style:family="paragraph" style:parent-style-name="Table_20_Contents">
      <style:paragraph-properties fo:text-align="center" style:justify-single-word="false"/>
      <style:text-properties style:font-name="Nimbus Roman" fo:font-weight="bold" officeooo:rsid="0003f452" officeooo:paragraph-rsid="0003f452" style:font-weight-asian="bold" style:font-weight-complex="bold"/>
    </style:style>
    <style:style style:name="P7" style:family="paragraph" style:parent-style-name="Standard">
      <style:paragraph-properties fo:line-height="200%" fo:text-align="justify" style:justify-single-word="false"/>
      <style:text-properties style:font-name="Nimbus Roman" officeooo:rsid="0003f452" officeooo:paragraph-rsid="0003f452"/>
    </style:style>
    <style:style style:name="P8" style:family="paragraph" style:parent-style-name="Table_20_Contents">
      <style:paragraph-properties fo:text-align="center" style:justify-single-word="false"/>
      <style:text-properties style:font-name="Nimbus Roman" officeooo:rsid="0003f452" officeooo:paragraph-rsid="0003f452"/>
    </style:style>
    <style:style style:name="T1" style:family="text">
      <style:text-properties officeooo:rsid="0003b496"/>
    </style:style>
    <style:style style:name="T2" style:family="text">
      <style:text-properties officeooo:rsid="0003f452"/>
    </style:style>
    <style:style style:name="T3" style:family="text">
      <style:text-properties officeooo:rsid="0004fc1f"/>
    </style:style>
    <style:style style:name="T4" style:family="text">
      <style:text-properties officeooo:rsid="0005c9c6"/>
    </style:style>
    <style:style style:name="T5" style:family="text">
      <style:text-properties officeooo:rsid="000665c3"/>
    </style:style>
    <style:style style:name="T6" style:family="text">
      <style:text-properties officeooo:rsid="00083f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even Wallace</text:p>
      <text:p text:style-name="P2"><text:span text:style-name="T2">Dr.</text:span> Ewaisha</text:p>
      <text:p text:style-name="P2">EEE 419</text:p>
      <text:p text:style-name="P2">15 February 2026</text:p>
      <text:p text:style-name="P3">Project 1: Machine Learning</text:p>
      <text:p text:style-name="P4">Problem 1</text:p>
      <text:p text:style-name="P7"><text:tab/><text:span text:style-name="T3">Based upon the statistical analysis of the input variables and their influence upon the presence or absence of heart disease, we can conclude the results of a thallium test, exercised induced angina, and EKG ST segment depression are the greatest predictors of heart disease in this sample. Although this is my first exposure to the “thallium” test terminology, I would assume this measures the metabolic activity of the myocardium, where lower amounts of activity could indicate damage, perhaps from a previous heart attack. Exercise induced angina, which means the patient begins to experience chest pain when they exercise, is certainly cause for concern. However, it would be wise to listen carefully to the specific adjectives that patient selects when describing their pain, because some are much more alarming than others (crushing, ripping, tearing, etc.). Finally, EKG ST segment depression and elevation are both associated with damage from heart attacks, and the latter is an acute medical emergency requiring immediate care. This does seem logical that ST segment depression would predict heart disease strongly. Future work could focus on discarding redundant or irrelevant input variables to determine whether this can improve the accuracy of these machine learning algorithms.</text:span></text:p>
      <text:p text:style-name="P4"/>
      <text:p text:style-name="P5">Problem 2</text:p>
      <table:table table:name="Table1" table:style-name="Table1">
        <table:table-column table:style-name="Table1.A" table:number-columns-repeated="3"/>
        <table:table-row>
          <table:table-cell table:style-name="Table1.A1" office:value-type="string">
            <text:p text:style-name="P6">Algorithm</text:p>
          </table:table-cell>
          <table:table-cell table:style-name="Table1.A1" office:value-type="string">
            <text:p text:style-name="P6">Accuracy (%)</text:p>
          </table:table-cell>
          <table:table-cell table:style-name="Table1.C1" office:value-type="string">
            <text:p text:style-name="P6">Combined Accuracy (%)</text:p>
          </table:table-cell>
        </table:table-row>
        <table:table-row>
          <table:table-cell table:style-name="Table1.A2" office:value-type="string">
            <text:p text:style-name="P8">Perceptron</text:p>
          </table:table-cell>
          <table:table-cell table:style-name="Table1.A2" office:value-type="string">
            <text:p text:style-name="P8">79</text:p>
          </table:table-cell>
          <table:table-cell table:style-name="Table1.C2" office:value-type="string">
            <text:p text:style-name="P8">79</text:p>
          </table:table-cell>
        </table:table-row>
        <table:table-row>
          <table:table-cell table:style-name="Table1.A2" office:value-type="string">
            <text:p text:style-name="P8">Logistic Regression</text:p>
          </table:table-cell>
          <table:table-cell table:style-name="Table1.A2" office:value-type="string">
            <text:p text:style-name="P8">84</text:p>
          </table:table-cell>
          <table:table-cell table:style-name="Table1.C2" office:value-type="string">
            <text:p text:style-name="P8">86</text:p>
          </table:table-cell>
        </table:table-row>
        <table:table-row>
          <table:table-cell table:style-name="Table1.A2" office:value-type="string">
            <text:p text:style-name="P8">SVM</text:p>
          </table:table-cell>
          <table:table-cell table:style-name="Table1.A2" office:value-type="string">
            <text:p text:style-name="P8">79</text:p>
          </table:table-cell>
          <table:table-cell table:style-name="Table1.C2" office:value-type="string">
            <text:p text:style-name="P8">85</text:p>
          </table:table-cell>
        </table:table-row>
        <table:table-row>
          <table:table-cell table:style-name="Table1.A2" office:value-type="string">
            <text:p text:style-name="P8">Decision Tree</text:p>
          </table:table-cell>
          <table:table-cell table:style-name="Table1.A2" office:value-type="string">
            <text:p text:style-name="P8">69</text:p>
          </table:table-cell>
          <table:table-cell table:style-name="Table1.C2" office:value-type="string">
            <text:p text:style-name="P8">91</text:p>
          </table:table-cell>
        </table:table-row>
        <table:table-row>
          <table:table-cell table:style-name="Table1.A2" office:value-type="string">
            <text:p text:style-name="P8">Random Forest</text:p>
          </table:table-cell>
          <table:table-cell table:style-name="Table1.A2" office:value-type="string">
            <text:p text:style-name="P8">80</text:p>
          </table:table-cell>
          <table:table-cell table:style-name="Table1.C2" office:value-type="string">
            <text:p text:style-name="P8">94</text:p>
          </table:table-cell>
        </table:table-row>
        <table:table-row>
          <table:table-cell table:style-name="Table1.A2" office:value-type="string">
            <text:p text:style-name="P8">KNN</text:p>
          </table:table-cell>
          <table:table-cell table:style-name="Table1.A2" office:value-type="string">
            <text:p text:style-name="P8">79</text:p>
          </table:table-cell>
          <table:table-cell table:style-name="Table1.C2" office:value-type="string">
            <text:p text:style-name="P8">87</text:p>
          </table:table-cell>
        </table:table-row>
      </table:table>
      <text:p text:style-name="Table">Table <text:sequence text:ref-name="refTable0" text:name="Table" text:formula="ooow:Table+1" style:num-format="1">1</text:sequence>: Accuracies of Various Machine Learning Algorithms</text:p>
      <text:p text:style-name="Table"/>
      <text:p text:style-name="P7"><text:tab/><text:span text:style-name="T3">The highest combined accuracy of all the machine learning algorithms was the random forest, at 94 percent accuracy. For this reason, I would recommend proceeding with the random forest algorithm in future work, but allow me to explain each of the models in turn. The perceptron is one of the simplest machine learning (ML) algorithms, which contains only weights, biases, and an activation function. However, </text:span><text:span text:style-name="T4">the perceptron is the lowest combined accuracy of all algorithms, which may be due to its simplicity</text:span><text:span text:style-name="T3">. </text:span><text:span text:style-name="T4">The logistic regression model takes a perceptron and uses a sigmoid function rather than the unit step function as its activation function, meaning its output is a probability rather than a binary decision. In this application, the logistic regression model has satisfactory performance. SVM (support vector machine) aims to find a hyperplane separating the different classes with the greatest amount of margin, and basic SVM is entirely linear in its approach. For this application, SVM is satisfactory, but there are other models which perform better. The decision tree aims to ask a series of questions about the data points to further narrow down which categories each data point belongs to. In this case, the random forest, which is an ensemble learning technique using many decision trees to vote on their favorite option, performs much better than the lone decision tree. This is to be expected, and the reason I recommend usin</text:span><text:span text:style-name="T6">g</text:span><text:span text:style-name="T4"> random forest for future analysis. Finally, the K-Nearest Neighbors algorithm performs quite well at 87 </text:span><text:span text:style-name="T5">percent</text:span><text:span text:style-name="T4">, but not to the level of the random forest. KNN operates by assigning each new data point a category </text:span><text:soft-page-break/><text:span text:style-name="T4">based on which training points are closest to it in multidimensional space. This approach works quite well for some applications, but random forest is superior in this cas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Nimbus Roman"/>
    </style:style>
    <style:style style:name="MT1" style:family="text">
      <style:text-properties officeooo:rsid="0003b49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Wallace </text:span><text:bookmark-start text:name="PageNumWizard_HEADER_Default Page Style1"/><text:page-number text:select-page="current">3</text:page-number><text:bookmark-end text:name="PageNumWizard_HEADER_Default Page Style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5T11:37:55.620238347</meta:creation-date>
    <meta:generator>LibreOffice/24.2.7.2$Linux_X86_64 LibreOffice_project/420$Build-2</meta:generator>
    <dc:date>2026-02-15T12:12:03.188878651</dc:date>
    <meta:editing-duration>PT12M57S</meta:editing-duration>
    <meta:editing-cycles>6</meta:editing-cycles>
    <meta:document-statistic meta:table-count="1" meta:image-count="0" meta:object-count="0" meta:page-count="3" meta:paragraph-count="32" meta:word-count="547" meta:character-count="3414" meta:non-whitespace-character-count="2896"/>
  </office:meta>
</office:document-meta>
</file>